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624" officeooo:paragraph-rsid="0012f624"/>
    </style:style>
    <style:style style:name="P2" style:family="paragraph" style:parent-style-name="Standard">
      <style:text-properties officeooo:rsid="0012f624" officeooo:paragraph-rsid="0013ef7e"/>
    </style:style>
    <style:style style:name="T1" style:family="text">
      <style:text-properties officeooo:rsid="0013ef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* LINUX COMMAND EXECUTATION *</text:p>
      <text:p text:style-name="P1"/>
      <text:p text:style-name="P1">---------------------------------------------------------------</text:p>
      <text:p text:style-name="P1">FILE COMMANDS</text:p>
      <text:p text:style-name="P1">---------------------------------------------------------------</text:p>
      <text:p text:style-name="P2">1)<text:span text:style-name="T1">List all the files in directories ?</text:span></text:p>
      <text:p text:style-name="P2"><text:span text:style-name="T1">Ans:----</text:span></text:p>
      <text:p text:style-name="P2">ls</text:p>
      <text:p text:style-name="P1">[hduser@localhost ~]$ pwd</text:p>
      <text:p text:style-name="P1">/home/hduser</text:p>
      <text:p text:style-name="P1">[hduser@localhost ~]$ ls</text:p>
      <text:p text:style-name="P1">Desktop <text:s/>Documents <text:s/>Downloads <text:s/>Music <text:s/>niit <text:s/>Pictures <text:s/>Public <text:s/>Templates <text:s/>Videos</text:p>
      <text:p text:style-name="P1">[hduser@localhost ~]$ </text:p>
      <text:p text:style-name="P1"/>
      <text:p text:style-name="P1"/>
      <text:p text:style-name="P1">2)Formated listing with hidden files:</text:p>
      <text:p text:style-name="P1"/>
      <text:p text:style-name="P1">[hduser@localhost ~]$ ls -al</text:p>
      <text:p text:style-name="P1">total 144</text:p>
      <text:p text:style-name="P1">drwx------. 26 hduser hduser 4096 Feb 18 07:03 .</text:p>
      <text:p text:style-name="P1">drwxr-xr-x. <text:s/>6 root <text:s text:c="2"/>root <text:s text:c="2"/>4096 Feb 18 06:29 ..</text:p>
      <text:p text:style-name="P1">-rw-------. <text:s/>1 hduser hduser <text:s/>567 Feb 18 07:01 .bash_history</text:p>
      <text:p text:style-name="P1">-rw-r--r--. <text:s/>1 hduser hduser <text:s text:c="2"/>18 Jun 22 <text:s/>2010 .bash_logout</text:p>
      <text:p text:style-name="P1">-rw-r--r--. <text:s/>1 hduser hduser <text:s/>176 Jun 22 <text:s/>2010 .bash_profile</text:p>
      <text:p text:style-name="P1">-rw-r--r--. <text:s/>1 hduser hduser <text:s/>124 Jun 22 <text:s/>2010 .bashrc</text:p>
      <text:p text:style-name="P1">drwxr-xr-x. <text:s/>3 hduser hduser 4096 Feb 18 06:37 .cache</text:p>
      <text:p text:style-name="P1">drwxr-xr-x. <text:s/>4 hduser hduser 4096 Feb 18 06:34 .config</text:p>
      <text:p text:style-name="P1">drwx------. <text:s/>3 hduser hduser 4096 Feb 18 06:34 .dbus</text:p>
      <text:p text:style-name="P1">drwxr-xr-x. <text:s/>2 hduser hduser 4096 Feb 18 07:03 Desktop</text:p>
      <text:p text:style-name="P1">drwxr-xr-x. <text:s/>2 hduser hduser 4096 Feb 18 06:34 Documents</text:p>
      <text:p text:style-name="P1">drwxr-xr-x. <text:s/>2 hduser hduser 4096 Feb 18 06:34 Downloads</text:p>
      <text:p text:style-name="P1">-rw-------. <text:s/>1 hduser hduser <text:s text:c="2"/>16 Feb 18 06:34 .esd_auth</text:p>
      <text:p text:style-name="P1">drwx------. <text:s/>4 hduser hduser 4096 Feb 18 06:35 .gconf</text:p>
      <text:p text:style-name="P1">drwx------. <text:s/>2 hduser hduser 4096 Feb 18 07:02 .gconfd</text:p>
      <text:p text:style-name="P1">drwxr-xr-x. <text:s/>6 hduser hduser 4096 Feb 18 06:37 .gnome2</text:p>
      <text:p text:style-name="P1">drwxrwxr-x. <text:s/>3 hduser hduser 4096 Feb 18 06:34 .gnote</text:p>
      <text:p text:style-name="P1">drwx------. <text:s/>2 hduser hduser 4096 Feb 18 06:34 .gnupg</text:p>
      <text:p text:style-name="P1">drwxrwxr-x. <text:s/>2 hduser hduser 4096 Feb 18 06:34 .gstreamer-0.10</text:p>
      <text:p text:style-name="P1">-rw-rw-r--. <text:s/>1 hduser hduser <text:s/>142 Feb 18 06:34 .gtk-bookmarks</text:p>
      <text:p text:style-name="P1">drwx------. <text:s/>2 hduser hduser 4096 Feb 18 06:34 .gvfs</text:p>
      <text:p text:style-name="P1">-rw-------. <text:s/>1 hduser hduser <text:s/>310 Feb 18 06:34 .ICEauthority</text:p>
      <text:p text:style-name="P1">drwxr-xr-x. <text:s/>3 hduser hduser 4096 Feb 18 06:34 .local</text:p>
      <text:p text:style-name="P1">drwxr-xr-x. <text:s/>4 hduser hduser 4096 Jan 23 06:04 .mozilla</text:p>
      <text:p text:style-name="P1">drwxr-xr-x. <text:s/>2 hduser hduser 4096 Feb 18 06:34 Music</text:p>
      <text:p text:style-name="P1">drwxr-xr-x. <text:s/>2 hduser hduser 4096 Feb 18 06:34 .nautilus</text:p>
      <text:p text:style-name="P1">drwxrwxr-x. <text:s/>2 hduser hduser 4096 Feb 18 06:57 niit</text:p>
      <text:p text:style-name="P1">drwxr-xr-x. <text:s/>2 hduser hduser 4096 Feb 18 06:34 Pictures</text:p>
      <text:p text:style-name="P1">drwxr-xr-x. <text:s/>2 hduser hduser 4096 Feb 18 06:34 Public</text:p>
      <text:p text:style-name="P1"><text:soft-page-break/>drwx------. <text:s/>2 hduser hduser 4096 Feb 18 06:34 .pulse</text:p>
      <text:p text:style-name="P1">-rw-------. <text:s/>1 hduser hduser <text:s/>256 Feb 18 06:34 .pulse-cookie</text:p>
      <text:p text:style-name="P1">-rw-------. <text:s/>1 hduser hduser 2766 Feb 18 07:03 .recently-used.xbel</text:p>
      <text:p text:style-name="P1">drwx------. <text:s/>2 hduser hduser 4096 Feb 18 06:34 .ssh</text:p>
      <text:p text:style-name="P1">drwxr-xr-x. <text:s/>2 hduser hduser 4096 Feb 18 06:34 Templates</text:p>
      <text:p text:style-name="P1">drwxr-xr-x. <text:s/>2 hduser hduser 4096 Feb 18 06:34 Videos</text:p>
      <text:p text:style-name="P1">-rw-------. <text:s/>1 hduser hduser 1693 Feb 18 06:51 .xsession-errors</text:p>
      <text:p text:style-name="P1">[hduser@localhost ~]$ ^C</text:p>
      <text:p text:style-name="P1"/>
      <text:p text:style-name="P1"/>
      <text:p text:style-name="P1"/>
      <text:p text:style-name="P1">3)Sorting the file by time modification:</text:p>
      <text:p text:style-name="P1"/>
      <text:p text:style-name="P1">[hduser@localhost ~]$ ls -lt</text:p>
      <text:p text:style-name="P1">total 36</text:p>
      <text:p text:style-name="P1">drwxr-xr-x. 2 hduser hduser 4096 Feb 18 07:02 Desktop</text:p>
      <text:p text:style-name="P1">drwxrwxr-x. 2 hduser hduser 4096 Feb 18 06:57 niit</text:p>
      <text:p text:style-name="P1">drwxr-xr-x. 2 hduser hduser 4096 Feb 18 06:34 Documents</text:p>
      <text:p text:style-name="P1">drwxr-xr-x. 2 hduser hduser 4096 Feb 18 06:34 Downloads</text:p>
      <text:p text:style-name="P1">drwxr-xr-x. 2 hduser hduser 4096 Feb 18 06:34 Music</text:p>
      <text:p text:style-name="P1">drwxr-xr-x. 2 hduser hduser 4096 Feb 18 06:34 Pictures</text:p>
      <text:p text:style-name="P1">drwxr-xr-x. 2 hduser hduser 4096 Feb 18 06:34 Public</text:p>
      <text:p text:style-name="P1">drwxr-xr-x. 2 hduser hduser 4096 Feb 18 06:34 Templates</text:p>
      <text:p text:style-name="P1">drwxr-xr-x. 2 hduser hduser 4096 Feb 18 06:34 Videos</text:p>
      <text:p text:style-name="P1">[hduser@localhost ~]$ </text:p>
      <text:p text:style-name="P1"/>
      <text:p text:style-name="P1"/>
      <text:p text:style-name="P1">4)change directory:[hduser@localhost ~]$ cd niit</text:p>
      <text:p text:style-name="P1">[hduser@localhost niit]$ pwd</text:p>
      <text:p text:style-name="P1">/home/hduser/niit</text:p>
      <text:p text:style-name="P1">[hduser@localhost niit]$ </text:p>
      <text:p text:style-name="P1"/>
      <text:p text:style-name="P1"/>
      <text:p text:style-name="P1">5)change to home directory:</text:p>
      <text:p text:style-name="P1">ans:---</text:p>
      <text:p text:style-name="P1">[hduser@localhost niit]$ cd </text:p>
      <text:p text:style-name="P1">[hduser@localhost ~]$ pwd</text:p>
      <text:p text:style-name="P1">/home/hduser</text:p>
      <text:p text:style-name="P1"/>
      <text:p text:style-name="P1"/>
      <text:p text:style-name="P1">6)show current working dir:</text:p>
      <text:p text:style-name="P1">Ans:---</text:p>
      <text:p text:style-name="P1">[hduser@localhost niit]$ pwd</text:p>
      <text:p text:style-name="P1">/home/hduser/niit</text:p>
      <text:p text:style-name="P1">[hduser@localhost niit]$ </text:p>
      <text:p text:style-name="P1"/>
      <text:p text:style-name="P1"/>
      <text:p text:style-name="P1">7)creating a directory:</text:p>
      <text:p text:style-name="P1"/>
      <text:p text:style-name="P1"><text:soft-page-break/>Ans:---</text:p>
      <text:p text:style-name="P1">[hduser@localhost ~]$ mkdir arvind</text:p>
      <text:p text:style-name="P1">[hduser@localhost ~]$ pwd</text:p>
      <text:p text:style-name="P1">/home/hduser</text:p>
      <text:p text:style-name="P1">[hduser@localhost ~]$ ls</text:p>
      <text:p text:style-name="P1">arvind <text:s text:c="2"/>Documents <text:s/>Music <text:s/>Pictures <text:s/>Templates</text:p>
      <text:p text:style-name="P1">Desktop <text:s/>Downloads <text:s/>niit <text:s text:c="2"/>Public <text:s text:c="3"/>Videos</text:p>
      <text:p text:style-name="P1"/>
      <text:p text:style-name="P1"/>
      <text:p text:style-name="P1">8)places the standard input into the file:</text:p>
      <text:p text:style-name="P1">Ans:-----[hduser@localhost niit]$ cat &gt;file</text:p>
      <text:p text:style-name="P1"/>
      <text:p text:style-name="P1">(now type the input here:)</text:p>
      <text:p text:style-name="P1">this is about hadoop</text:p>
      <text:p text:style-name="P1"/>
      <text:p text:style-name="P1">9)output the contents of file</text:p>
      <text:p text:style-name="P1">Ans:----[hduser@localhost niit]$ more file</text:p>
      <text:p text:style-name="P1">this is about hadoop</text:p>
      <text:p text:style-name="P1"/>
      <text:p text:style-name="P1">10)output the 1st 10 lines of file?</text:p>
      <text:p text:style-name="P1">Ans:</text:p>
      <text:p text:style-name="P1"/>
      <text:p text:style-name="P1"/>
      <text:p text:style-name="P1">[hduser@localhost niit]$ head abc</text:p>
      <text:p text:style-name="P1">we are learning a hadoop in niit </text:p>
      <text:p text:style-name="P1">followings are contents:</text:p>
      <text:p text:style-name="P1">hdfs</text:p>
      <text:p text:style-name="P1">map reduce</text:p>
      <text:p text:style-name="P1">oozie</text:p>
      <text:p text:style-name="P1">zookeeper</text:p>
      <text:p text:style-name="P1">flume</text:p>
      <text:p text:style-name="P1">yarn</text:p>
      <text:p text:style-name="P1">hbase</text:p>
      <text:p text:style-name="P1"/>
      <text:p text:style-name="P1">11)output the last 10 lines of file?</text:p>
      <text:p text:style-name="P1">Ans:----</text:p>
      <text:p text:style-name="P1">[hduser@localhost niit]$ tail abc</text:p>
      <text:p text:style-name="P1">yarn</text:p>
      <text:p text:style-name="P1">hbase</text:p>
      <text:p text:style-name="P1"/>
      <text:p text:style-name="P1"/>
      <text:p text:style-name="P1">big data- it is a term ,huge amount of data</text:p>
      <text:p text:style-name="P1"/>
      <text:p text:style-name="P1">hadoop:Its a open source framework which is able to store and analyse a big data in distributed and parallel maner.</text:p>
      <text:p text:style-name="P1"/>
      <text:p text:style-name="P1">hbase:it is a <text:s/>NoSql database </text:p>
      <text:p text:style-name="P1"/>
      <text:p text:style-name="P1"/>
      <text:p text:style-name="P1"><text:soft-page-break/>12)output the contents of file as it grows starting with last 10 lines?</text:p>
      <text:p text:style-name="P1">Ans:-----</text:p>
      <text:p text:style-name="P1">[hduser@localhost niit]$ tail -f abc</text:p>
      <text:p text:style-name="P1"/>
      <text:p text:style-name="P1">big data- it is a term ,huge amount of data</text:p>
      <text:p text:style-name="P1"/>
      <text:p text:style-name="P1">hadoop:Its a open source framework which is able to store and analyse a big data in distributed and parallel maner.</text:p>
      <text:p text:style-name="P1"/>
      <text:p text:style-name="P1">hbase:it is a <text:s/>NoSql database </text:p>
      <text:p text:style-name="P1"/>
      <text:p text:style-name="P1">1 .growing 1st</text:p>
      <text:p text:style-name="P1">2 .growing 2nd</text:p>
      <text:p text:style-name="P1">3 .growing 3nd</text:p>
      <text:p text:style-name="P1"/>
      <text:p text:style-name="P1"/>
      <text:p text:style-name="P1">13)create or update file?</text:p>
      <text:p text:style-name="P1">Ans:----</text:p>
      <text:p text:style-name="P1">[hduser@localhost ~]$ touch file Arvind_inside_niit</text:p>
      <text:p text:style-name="P1">[hduser@localhost ~]$ ls</text:p>
      <text:p text:style-name="P1">arvind <text:s text:c="13"/>Desktop <text:s text:c="3"/>Downloads <text:s/>Music <text:s/>Pictures <text:s/>Templates</text:p>
      <text:p text:style-name="P1">Arvind_inside_niit <text:s/>Documents <text:s/>file <text:s text:c="6"/>niit <text:s text:c="2"/>Public <text:s text:c="3"/>Videos</text:p>
      <text:p text:style-name="P1">[hduser@localhost ~]$ </text:p>
      <text:p text:style-name="P1"/>
      <text:p text:style-name="P1"/>
      <text:p text:style-name="P1">14)deleting the file?</text:p>
      <text:p text:style-name="P1"/>
      <text:p text:style-name="P1">Ans:-----</text:p>
      <text:p text:style-name="P1">[hduser@localhost ~]$ rm Arvind_inside_niit</text:p>
      <text:p text:style-name="P1">[hduser@localhost ~]$ ls</text:p>
      <text:p text:style-name="P1">arvind <text:s text:c="2"/>Documents <text:s/>file <text:s text:c="2"/>niit <text:s text:c="5"/>Public <text:s text:c="4"/>Videos</text:p>
      <text:p text:style-name="P1">Desktop <text:s/>Downloads <text:s/>Music <text:s/>Pictures <text:s/>Templates</text:p>
      <text:p text:style-name="P1">[hduser@localhost ~]$ </text:p>
      <text:p text:style-name="P1"/>
      <text:p text:style-name="P1"/>
      <text:p text:style-name="P1"/>
      <text:p text:style-name="P1">15)deleting the directory?</text:p>
      <text:p text:style-name="P1"/>
      <text:p text:style-name="P1">Ans:-----</text:p>
      <text:p text:style-name="P1">[hduser@localhost ~]$ ls</text:p>
      <text:p text:style-name="P1">arvind <text:s text:c="2"/>Documents <text:s/>file <text:s text:c="2"/>niit <text:s text:c="5"/>Public <text:s text:c="4"/>Videos</text:p>
      <text:p text:style-name="P1">Desktop <text:s/>Downloads <text:s/>Music <text:s/>Pictures <text:s/>Templates</text:p>
      <text:p text:style-name="P1">[hduser@localhost ~]$ ls</text:p>
      <text:p text:style-name="P1">arvind <text:s text:c="2"/>Documents <text:s/>file <text:s text:c="2"/>niit <text:s text:c="5"/>Public <text:s text:c="4"/>Videos</text:p>
      <text:p text:style-name="P1">Desktop <text:s/>Downloads <text:s/>Music <text:s/>Pictures <text:s/>Templates</text:p>
      <text:p text:style-name="P1">[hduser@localhost ~]$ rm -r arvind</text:p>
      <text:p text:style-name="P1">[hduser@localhost ~]$ ls</text:p>
      <text:p text:style-name="P1">Desktop <text:s text:c="3"/>Downloads <text:s/>Music <text:s/>Pictures <text:s/>Templates</text:p>
      <text:p text:style-name="P1">Documents <text:s/>file <text:s text:c="6"/>niit <text:s text:c="2"/>Public <text:s text:c="3"/>Videos</text:p>
      <text:p text:style-name="P1"><text:soft-page-break/>[hduser@localhost ~]$</text:p>
      <text:p text:style-name="P1"/>
      <text:p text:style-name="P1">16)Delete file?</text:p>
      <text:p text:style-name="P1"/>
      <text:p text:style-name="P1">Ans:-----</text:p>
      <text:p text:style-name="P1">[hduser@localhost niit]$ ls</text:p>
      <text:p text:style-name="P1">abc <text:s/>abc~ <text:s/>file <text:s/>file~ <text:s/>file2</text:p>
      <text:p text:style-name="P1">[hduser@localhost niit]$ rm -f file~</text:p>
      <text:p text:style-name="P1">[hduser@localhost niit]$ ls</text:p>
      <text:p text:style-name="P1">abc <text:s/>abc~ <text:s/>file <text:s/>file2</text:p>
      <text:p text:style-name="P1">[hduser@localhost niit]$ </text:p>
      <text:p text:style-name="P1"/>
      <text:p text:style-name="P1"/>
      <text:p text:style-name="P1"/>
      <text:p text:style-name="P1">17)Force to remove the directory niit2?</text:p>
      <text:p text:style-name="P1">Ans:----</text:p>
      <text:p text:style-name="P1">[hduser@localhost niit]$ mkdir niit2</text:p>
      <text:p text:style-name="P1">[hduser@localhost niit]$ ls</text:p>
      <text:p text:style-name="P1">abc <text:s/>abc~ <text:s/>file <text:s/>file2 <text:s/>niit2</text:p>
      <text:p text:style-name="P1">[hduser@localhost niit]$ rm -rf niit2</text:p>
      <text:p text:style-name="P1">[hduser@localhost niit]$ ls</text:p>
      <text:p text:style-name="P1">abc <text:s/>abc~ <text:s/>file <text:s/>file2</text:p>
      <text:p text:style-name="P1">[hduser@localhost niit]$ </text:p>
      <text:p text:style-name="P1"/>
      <text:p text:style-name="P1"/>
      <text:p text:style-name="P1">18)copy contents from file to file2?</text:p>
      <text:p text:style-name="P1"/>
      <text:p text:style-name="P1">Ans:---[hduser@localhost niit]$ cat file</text:p>
      <text:p text:style-name="P1">copy this contents into file2.</text:p>
      <text:p text:style-name="P1">[hduser@localhost niit]$ cp file file2</text:p>
      <text:p text:style-name="P1">[hduser@localhost niit]$ cat file2</text:p>
      <text:p text:style-name="P1">copy this contents into file2.</text:p>
      <text:p text:style-name="P1">[hduser@localhost niit]$ </text:p>
      <text:p text:style-name="P1"/>
      <text:p text:style-name="P1"/>
      <text:p text:style-name="P1">19)copy directory hadoop into .home/hduser/niit/arvind?</text:p>
      <text:p text:style-name="P1">Ans:----</text:p>
      <text:p text:style-name="P1">[hduser@localhost niit]$ ls</text:p>
      <text:p text:style-name="P1">1 <text:s/>abc <text:s/>abc~ <text:s/>arvind <text:s/>file <text:s/>file~ <text:s/>file2 <text:s/>hadoop</text:p>
      <text:p text:style-name="P1">[hduser@localhost niit]$ cp -r hadoop /home/hduser/niit/arvind</text:p>
      <text:p text:style-name="P1">[hduser@localhost niit]$ cd arvind</text:p>
      <text:p text:style-name="P1">[hduser@localhost arvind]$ ls</text:p>
      <text:p text:style-name="P1">hadoop</text:p>
      <text:p text:style-name="P1">[hduser@localhost arvind]$ </text:p>
      <text:p text:style-name="P1"/>
      <text:p text:style-name="P1"/>
      <text:p text:style-name="P1">20)move file2 into /home/hduser/niit/hadoop/ <text:s text:c="2"/>?</text:p>
      <text:p text:style-name="P1">Ans:=</text:p>
      <text:p text:style-name="P1">[hduser@localhost ~]$ cd niit</text:p>
      <text:p text:style-name="P1"><text:soft-page-break/>[hduser@localhost niit]$ ls</text:p>
      <text:p text:style-name="P1">1 <text:s/>abc <text:s/>abc~ <text:s/>arvind <text:s/>file <text:s/>file~ <text:s/>file2 <text:s/>hadoop</text:p>
      <text:p text:style-name="P1">[hduser@localhost niit]$ mv file2 /home/hduser/niit/hadoop</text:p>
      <text:p text:style-name="P1">[hduser@localhost niit]$ cd hadoop</text:p>
      <text:p text:style-name="P1">[hduser@localhost hadoop]$ ls</text:p>
      <text:p text:style-name="P1">file2</text:p>
      <text:p text:style-name="P1">[hduser@localhost hadoop]$ </text:p>
      <text:p text:style-name="P1"/>
      <text:p text:style-name="P1"/>
      <text:p text:style-name="P1">21)create a symbolik link to file?</text:p>
      <text:p text:style-name="P1">Ans:----[hduser@localhost niit]$ ls</text:p>
      <text:p text:style-name="P1">1 <text:s/>abc <text:s/>abc~ <text:s/>arvind <text:s/>file <text:s/>file~ <text:s/>hadoop</text:p>
      <text:p text:style-name="P1">[hduser@localhost niit]$ ln -s abc linlofabc</text:p>
      <text:p text:style-name="P1">[hduser@localhost niit]$ ls</text:p>
      <text:p text:style-name="P1">1 <text:s/>abc <text:s/>abc~ <text:s/>arvind <text:s/>file <text:s/>file~ <text:s/>hadoop <text:s/>linlofabc</text:p>
      <text:p text:style-name="P1"/>
      <text:p text:style-name="P1"/>
      <text:p text:style-name="P1"/>
      <text:p text:style-name="P1">----------------------------</text:p>
      <text:p text:style-name="P1">2.PROCESS MANAGEMENT</text:p>
      <text:p text:style-name="P1">----------------------------</text:p>
      <text:p text:style-name="P1">1. ps To display the currently working processes ?</text:p>
      <text:p text:style-name="P1">Ans:--</text:p>
      <text:p text:style-name="P1">hduser@ubuntu:~/niit$ ps</text:p>
      <text:p text:style-name="P1"><text:s text:c="3"/>PID TTY <text:s text:c="9"/>TIME CMD</text:p>
      <text:p text:style-name="P1"><text:s text:c="2"/>5266 pts/1 <text:s text:c="3"/>00:00:00 bash</text:p>
      <text:p text:style-name="P1"><text:s text:c="2"/>5745 pts/1 <text:s text:c="3"/>00:00:00 ps</text:p>
      <text:p text:style-name="P1"/>
      <text:p text:style-name="P1">2. top Display all running process Unix/Linux Command Reference ?</text:p>
      <text:p text:style-name="P1">Ans:----hduser@ubuntu:~/niit$ top</text:p>
      <text:p text:style-name="P1"/>
      <text:p text:style-name="P1">top - 11:30:28 up 30 min, <text:s/>1 user, <text:s/>load average: 0.09, 0.17, 0.53</text:p>
      <text:p text:style-name="P1">Tasks: 235 total, <text:s text:c="2"/>1 running, 234 sleeping, <text:s text:c="2"/>0 stopped, <text:s text:c="2"/>0 zombie</text:p>
      <text:p text:style-name="P1">%Cpu(s): <text:s/>5.4 us, <text:s/>2.4 sy, <text:s/>0.0 ni, 92.3 id, <text:s/>0.0 wa, <text:s/>0.0 hi, <text:s/>0.0 si, <text:s/>0.0 st</text:p>
      <text:p text:style-name="P1">KiB Mem : <text:s text:c="2"/>998408 total, <text:s text:c="2"/>350360 free, <text:s text:c="2"/>405264 used, <text:s text:c="2"/>242784 buff/cache</text:p>
      <text:p text:style-name="P1">KiB Swap: <text:s/>1046524 total, <text:s text:c="2"/>736008 free, <text:s text:c="2"/>310516 used. <text:s text:c="2"/>410272 avail Mem </text:p>
      <text:p text:style-name="P1"/>
      <text:p text:style-name="P1"><text:s text:c="3"/>PID USER <text:s text:c="5"/>PR <text:s/>NI <text:s text:c="3"/>VIRT <text:s text:c="3"/>RES <text:s text:c="3"/>SHR S %CPU %MEM <text:s text:c="4"/>TIME+ COMMAND <text:s text:c="4"/></text:p>
      <text:p text:style-name="P1"><text:s text:c="2"/>5259 hduser <text:s text:c="3"/>20 <text:s text:c="2"/>0 <text:s/>661720 <text:s/>33280 <text:s/>26272 S <text:s/>3.3 <text:s/>3.3 <text:s text:c="2"/>0:03.08 gnome-term+ </text:p>
      <text:p text:style-name="P1"><text:s text:c="2"/>3901 root <text:s text:c="5"/>20 <text:s text:c="2"/>0 <text:s/>325812 <text:s/>28204 <text:s/>10848 S <text:s/>3.0 <text:s/>2.8 <text:s text:c="2"/>0:36.91 Xorg <text:s text:c="7"/></text:p>
      <text:p text:style-name="P1"><text:s text:c="2"/>4584 hduser <text:s text:c="3"/>20 <text:s text:c="2"/>0 1179848 <text:s/>51248 <text:s/>22996 S <text:s/>1.7 <text:s/>5.1 <text:s text:c="2"/>0:57.67 compiz <text:s text:c="5"/></text:p>
      <text:p text:style-name="P1"><text:s text:c="2"/>5748 hduser <text:s text:c="3"/>20 <text:s text:c="2"/>0 <text:s text:c="2"/>48968 <text:s text:c="2"/>3720 <text:s text:c="2"/>3024 R <text:s/>0.7 <text:s/>0.4 <text:s text:c="2"/>0:01.37 top <text:s text:c="8"/></text:p>
      <text:p text:style-name="P1"><text:s text:c="5"/>7 root <text:s text:c="5"/>20 <text:s text:c="2"/>0 <text:s text:c="6"/>0 <text:s text:c="5"/>0 <text:s text:c="5"/>0 S <text:s/>0.3 <text:s/>0.0 <text:s text:c="2"/>0:01.33 rcu_sched <text:s text:c="2"/></text:p>
      <text:p text:style-name="P1"><text:s text:c="5"/>1 root <text:s text:c="5"/>20 <text:s text:c="2"/>0 <text:s/>185168 <text:s text:c="2"/>4904 <text:s text:c="2"/>3540 S <text:s/>0.0 <text:s/>0.5 <text:s text:c="2"/>0:02.99 systemd <text:s text:c="4"/></text:p>
      <text:p text:style-name="P1"><text:s text:c="5"/>2 root <text:s text:c="5"/>20 <text:s text:c="2"/>0 <text:s text:c="6"/>0 <text:s text:c="5"/>0 <text:s text:c="5"/>0 S <text:s/>0.0 <text:s/>0.0 <text:s text:c="2"/>0:00.00 kthreadd <text:s text:c="3"/></text:p>
      <text:p text:style-name="P1"><text:s text:c="5"/>3 root <text:s text:c="5"/>20 <text:s text:c="2"/>0 <text:s text:c="6"/>0 <text:s text:c="5"/>0 <text:s text:c="5"/>0 S <text:s/>0.0 <text:s/>0.0 <text:s text:c="2"/>0:02.52 ksoftirqd/0 </text:p>
      <text:p text:style-name="P1"><text:s text:c="5"/>5 root <text:s text:c="6"/>0 -20 <text:s text:c="6"/>0 <text:s text:c="5"/>0 <text:s text:c="5"/>0 S <text:s/>0.0 <text:s/>0.0 <text:s text:c="2"/>0:00.00 kworker/0:+ </text:p>
      <text:p text:style-name="P1"><text:s text:c="5"/>8 root <text:s text:c="5"/>20 <text:s text:c="2"/>0 <text:s text:c="6"/>0 <text:s text:c="5"/>0 <text:s text:c="5"/>0 S <text:s/>0.0 <text:s/>0.0 <text:s text:c="2"/>0:00.00 rcu_bh <text:s text:c="5"/></text:p>
      <text:p text:style-name="P1"><text:s text:c="5"/>9 root <text:s text:c="5"/>rt <text:s text:c="2"/>0 <text:s text:c="6"/>0 <text:s text:c="5"/>0 <text:s text:c="5"/>0 S <text:s/>0.0 <text:s/>0.0 <text:s text:c="2"/>0:00.00 migration/0 </text:p>
      <text:p text:style-name="P1"><text:soft-page-break/><text:s text:c="4"/>10 root <text:s text:c="5"/>rt <text:s text:c="2"/>0 <text:s text:c="6"/>0 <text:s text:c="5"/>0 <text:s text:c="5"/>0 S <text:s/>0.0 <text:s/>0.0 <text:s text:c="2"/>0:00.02 watchdog/0 <text:s/></text:p>
      <text:p text:style-name="P1"><text:s text:c="4"/>11 root <text:s text:c="5"/>20 <text:s text:c="2"/>0 <text:s text:c="6"/>0 <text:s text:c="5"/>0 <text:s text:c="5"/>0 S <text:s/>0.0 <text:s/>0.0 <text:s text:c="2"/>0:00.00 kdevtmpfs <text:s text:c="2"/></text:p>
      <text:p text:style-name="P1"><text:s text:c="4"/>12 root <text:s text:c="6"/>0 -20 <text:s text:c="6"/>0 <text:s text:c="5"/>0 <text:s text:c="5"/>0 S <text:s/>0.0 <text:s/>0.0 <text:s text:c="2"/>0:00.00 netns <text:s text:c="6"/></text:p>
      <text:p text:style-name="P1"><text:s text:c="4"/>13 root <text:s text:c="6"/>0 -20 <text:s text:c="6"/>0 <text:s text:c="5"/>0 <text:s text:c="5"/>0 S <text:s/>0.0 <text:s/>0.0 <text:s text:c="2"/>0:00.00 perf <text:s text:c="7"/></text:p>
      <text:p text:style-name="P1"><text:s text:c="4"/>14 root <text:s text:c="5"/>20 <text:s text:c="2"/>0 <text:s text:c="6"/>0 <text:s text:c="5"/>0 <text:s text:c="5"/>0 S <text:s/>0.0 <text:s/>0.0 <text:s text:c="2"/>0:00.00 khungtaskd <text:s/></text:p>
      <text:p text:style-name="P1"><text:s text:c="4"/>15 root <text:s text:c="6"/>0 -20 <text:s text:c="6"/>0 <text:s text:c="5"/>0 <text:s text:c="5"/>0 S <text:s/>0.0 <text:s/>0.0 <text:s text:c="2"/>0:00.00 writeback <text:s text:c="2"/></text:p>
      <text:p text:style-name="P1"/>
      <text:p text:style-name="P1"/>
      <text:p text:style-name="P1">3. <text:s/>Kill the process with given pid ?</text:p>
      <text:p text:style-name="P1">ANS:---kill &lt;ENTER PID NO&gt;</text:p>
      <text:p text:style-name="P1"/>
      <text:p text:style-name="P1">4.kill all the process named proc ?</text:p>
      <text:p text:style-name="P1">Ans:---</text:p>
      <text:p text:style-name="P1">hduser@ubuntu:~/niit$ killall bash</text:p>
      <text:p text:style-name="P1">hduser@ubuntu:~/niit$ </text:p>
      <text:p text:style-name="P1"/>
      <text:p text:style-name="P1">5. <text:s/>Will kill all processes matching the pattern ?</text:p>
      <text:p text:style-name="P1">ans:----pkill pattern</text:p>
      <text:p text:style-name="P1">6.List stopped or background jobs,resume a stopped </text:p>
      <text:p text:style-name="P1">job in the background ?</text:p>
      <text:p text:style-name="P1">Ans:---</text:p>
      <text:p text:style-name="P1">hduser@ubuntu:~/niit$ bg</text:p>
      <text:p text:style-name="P1">bash: bg: current: no such job</text:p>
      <text:p text:style-name="P1"/>
      <text:p text:style-name="P1"/>
      <text:p text:style-name="P1">7. Brings the most recent job to foreground ?</text:p>
      <text:p text:style-name="P1">Ans:---hduser@ubuntu:~/niit$ fg</text:p>
      <text:p text:style-name="P1">bash: fg: current: no such job</text:p>
      <text:p text:style-name="P1"/>
      <text:p text:style-name="P1">8. Brings job n to the foreground <text:s/>?</text:p>
      <text:p text:style-name="P1">Ans:---</text:p>
      <text:p text:style-name="P1">hduser@ubuntu:~/niit$ fg n</text:p>
      <text:p text:style-name="P1">bash: fg: n: no such job</text:p>
      <text:p text:style-name="P1"/>
      <text:p text:style-name="P1"/>
      <text:p text:style-name="P1"/>
      <text:p text:style-name="P1"/>
      <text:p text:style-name="P1">-----------------------------------------------------------------------</text:p>
      <text:p text:style-name="P1">FILE PERMISSION:</text:p>
      <text:p text:style-name="P1">-------------------------------------------------------------------------</text:p>
      <text:p text:style-name="P1">for user,group,world by</text:p>
      <text:p text:style-name="P1">adding,</text:p>
      <text:p text:style-name="P1"> 4-read(r)</text:p>
      <text:p text:style-name="P1"> 2-write(w)</text:p>
      <text:p text:style-name="P1"> 1-execute(x)</text:p>
      <text:p text:style-name="P1">---------------------------------------------</text:p>
      <text:p text:style-name="P1">following commands will change the permission of file name abc.</text:p>
      <text:p text:style-name="P1">hduser@ubuntu:~/niit$ la -al</text:p>
      <text:p text:style-name="P1">total 20</text:p>
      <text:p text:style-name="P1"><text:soft-page-break/>drwxrwxr-x <text:s/>3 hduser hduser 4096 Feb 20 11:34 .</text:p>
      <text:p text:style-name="P1">drwxr-xr-x 17 hduser hduser 4096 Feb 20 11:37 ..</text:p>
      <text:p text:style-name="P1">-rw-rw-r-- <text:s/>1 hduser hduser <text:s/>495 Feb 19 22:14 abc</text:p>
      <text:p text:style-name="P1">drwxrwxr-x <text:s/>2 hduser hduser 4096 Feb 20 11:34 arvind_inside_niit</text:p>
      <text:p text:style-name="P1">-rw-rw-r-- <text:s/>1 hduser hduser <text:s/>495 Feb 19 22:15 file1</text:p>
      <text:p text:style-name="P1">-rw-rw-r-- <text:s/>1 hduser hduser <text:s text:c="3"/>0 Feb 19 21:45 file2</text:p>
      <text:p text:style-name="P1">-rw-rw-r-- <text:s/>1 hduser hduser <text:s text:c="3"/>0 Feb 19 21:45 file3</text:p>
      <text:p text:style-name="P1">hduser@ubuntu:~/niit$ chmod 777 abc</text:p>
      <text:p text:style-name="P1">hduser@ubuntu:~/niit$ la -al</text:p>
      <text:p text:style-name="P1">total 20</text:p>
      <text:p text:style-name="P1">drwxrwxr-x <text:s/>3 hduser hduser 4096 Feb 20 11:34 .</text:p>
      <text:p text:style-name="P1">drwxr-xr-x 17 hduser hduser 4096 Feb 20 11:37 ..</text:p>
      <text:p text:style-name="P1">-rwxrwxrwx <text:s/>1 hduser hduser <text:s/>495 Feb 19 22:14 abc</text:p>
      <text:p text:style-name="P1">drwxrwxr-x <text:s/>2 hduser hduser 4096 Feb 20 11:34 arvind_inside_niit</text:p>
      <text:p text:style-name="P1">-rw-rw-r-- <text:s/>1 hduser hduser <text:s/>495 Feb 19 22:15 file1</text:p>
      <text:p text:style-name="P1">-rw-rw-r-- <text:s/>1 hduser hduser <text:s text:c="3"/>0 Feb 19 21:45 file2</text:p>
      <text:p text:style-name="P1">-rw-rw-r-- <text:s/>1 hduser hduser <text:s text:c="3"/>0 Feb 19 21:45 file3</text:p>
      <text:p text:style-name="P1"/>
      <text:p text:style-name="P1"/>
      <text:p text:style-name="P1">--------------------------------------------------------------------------------</text:p>
      <text:p text:style-name="P1">SEARCHING </text:p>
      <text:p text:style-name="P1">--------------------------------------------------------------------------------</text:p>
      <text:p text:style-name="P1">1. Search for pattern in file</text:p>
      <text:p text:style-name="P1">aNS:---hduser@ubuntu:~/niit$ grep "rohan" file2</text:p>
      <text:p text:style-name="P1">rohan sohan</text:p>
      <text:p text:style-name="P1">rohan</text:p>
      <text:p text:style-name="P1">rohan</text:p>
      <text:p text:style-name="P1">rohan</text:p>
      <text:p text:style-name="P1">rohan</text:p>
      <text:p text:style-name="P1"/>
      <text:p text:style-name="P1">2.Search recursively for pattern in dir ?</text:p>
      <text:p text:style-name="P1">Ans:-----</text:p>
      <text:p text:style-name="P1">hduser@ubuntu:~/niit$ cd</text:p>
      <text:p text:style-name="P1">hduser@ubuntu:~$ grep -r "rohan" niit</text:p>
      <text:p text:style-name="P1">niit/file2:rohan sohan</text:p>
      <text:p text:style-name="P1">niit/file2:rohan</text:p>
      <text:p text:style-name="P1">niit/file2:rohan</text:p>
      <text:p text:style-name="P1">niit/file2:rohan</text:p>
      <text:p text:style-name="P1">niit/file2:rohan</text:p>
      <text:p text:style-name="P1"/>
      <text:p text:style-name="P1">3.Search pattern in the output of a command</text:p>
      <text:p text:style-name="P1">ans:---</text:p>
      <text:p text:style-name="P1">hduser@ubuntu:~/niit$ grep "rohan" file2 | grep "rohan"</text:p>
      <text:p text:style-name="P1">rohan sohan</text:p>
      <text:p text:style-name="P1">rohan</text:p>
      <text:p text:style-name="P1">rohan</text:p>
      <text:p text:style-name="P1">rohan</text:p>
      <text:p text:style-name="P1">rohan</text:p>
      <text:p text:style-name="P1"/>
      <text:p text:style-name="P1"><text:soft-page-break/>4.Find all instances of file ?</text:p>
      <text:p text:style-name="P1">Ans:---hduser@ubuntu:~/niit$ locate file2</text:p>
      <text:p text:style-name="P1">/home/hduser/niit/file2</text:p>
      <text:p text:style-name="P1">/usr/bin/file2brl</text:p>
      <text:p text:style-name="P1">/usr/share/man/man1/file2brl.1.gz</text:p>
      <text:p text:style-name="P1">/usr/src/linux-headers-4.4.0-31/scripts/profile2linkerlist.pl</text:p>
      <text:p text:style-name="P1">/usr/src/linux-headers-4.4.0-31/scripts/mod/file2alias.c</text:p>
      <text:p text:style-name="P1">/usr/src/linux-headers-4.4.0-31-generic/scripts/profile2linkerlist.pl</text:p>
      <text:p text:style-name="P1">/usr/src/linux-headers-4.4.0-31-generic/scripts/mod/.file2alias.o.cmd</text:p>
      <text:p text:style-name="P1">/usr/src/linux-headers-4.4.0-31-generic/scripts/mod/file2alias.c</text:p>
      <text:p text:style-name="P1">/usr/src/linux-headers-4.4.0-31-generic/scripts/mod/file2alias.o</text:p>
      <text:p text:style-name="P1"/>
      <text:p text:style-name="P1">5. find . -name filename Searches in the current directory (represented by</text:p>
      <text:p text:style-name="P1">a period) and below it, for files and directories with</text:p>
      <text:p text:style-name="P1">names starting with filename</text:p>
      <text:p text:style-name="P1">Ans:----</text:p>
      <text:p text:style-name="P1">find . -name filename</text:p>
      <text:p text:style-name="P1">hduser@ubuntu:~/niit$ find . -name file1</text:p>
      <text:p text:style-name="P1">./file1</text:p>
      <text:p text:style-name="P1"/>
      <text:p text:style-name="P1">6. pgrep pattern Searches for all the named processes , that</text:p>
      <text:p text:style-name="P1">matches with the pattern and, by default, returns</text:p>
      <text:p text:style-name="P1">their ID</text:p>
      <text:p text:style-name="P1"/>
      <text:p text:style-name="P1">Ans:----</text:p>
      <text:p text:style-name="P1">hduser@ubuntu:~/niit$ pgrep "rohan"</text:p>
      <text:p text:style-name="P1">hduser@ubuntu:~/niit$ </text:p>
      <text:p text:style-name="P1"/>
      <text:p text:style-name="P1"/>
      <text:p text:style-name="P1"/>
      <text:p text:style-name="P1"/>
      <text:p text:style-name="P1">------------------------------------------------------------------------------</text:p>
      <text:p text:style-name="P1">SYSTEM INFO</text:p>
      <text:p text:style-name="P1">------------------------------------------------------------------------------</text:p>
      <text:p text:style-name="P1"/>
      <text:p text:style-name="P1">1. Show the current date and time ?</text:p>
      <text:p text:style-name="P1">Ans:--hduser@ubuntu:~/niit$ date</text:p>
      <text:p text:style-name="P1">Mon Feb 20 12:06:00 IST 2017</text:p>
      <text:p text:style-name="P1"/>
      <text:p text:style-name="P1">2.Show this month's calender &gt;</text:p>
      <text:p text:style-name="P1">Ans:---</text:p>
      <text:p text:style-name="P1">hduser@ubuntu:~/niit$ cal</text:p>
      <text:p text:style-name="P1"><text:s text:c="3"/>February 2017 <text:s text:c="5"/></text:p>
      <text:p text:style-name="P1">Su Mo Tu We Th Fr Sa <text:s/></text:p>
      <text:p text:style-name="P1"><text:s text:c="10"/>1 <text:s/>2 <text:s/>3 <text:s/>4 <text:s/></text:p>
      <text:p text:style-name="P1"><text:s/>5 <text:s/>6 <text:s/>7 <text:s/>8 <text:s/>9 10 11 <text:s/></text:p>
      <text:p text:style-name="P1">12 13 14 15 16 17 18 <text:s/></text:p>
      <text:p text:style-name="P1">19 20 21 22 23 24 25 <text:s/></text:p>
      <text:p text:style-name="P1">26 27 28</text:p>
      <text:p text:style-name="P1"><text:soft-page-break/></text:p>
      <text:p text:style-name="P1">3. Show current uptime ?</text:p>
      <text:p text:style-name="P1">Ans:----</text:p>
      <text:p text:style-name="P1">hduser@ubuntu:~/niit$ uptime</text:p>
      <text:p text:style-name="P1"><text:s/>12:07:07 up <text:s/>1:07, <text:s/>1 user, <text:s/>load average: 0.14, 0.18, 0.18</text:p>
      <text:p text:style-name="P1"/>
      <text:p text:style-name="P1">4. Display who is on line ?</text:p>
      <text:p text:style-name="P1">Ans:----</text:p>
      <text:p text:style-name="P1">hduser@ubuntu:~/niit$ w</text:p>
      <text:p text:style-name="P1"><text:s/>12:08:00 up <text:s/>1:07, <text:s/>1 user, <text:s/>load average: 0.05, 0.15, 0.17</text:p>
      <text:p text:style-name="P1">USER <text:s text:c="4"/>TTY <text:s text:c="5"/>FROM <text:s text:c="12"/>LOGIN@ <text:s text:c="2"/>IDLE <text:s text:c="2"/>JCPU <text:s text:c="2"/>PCPU WHAT</text:p>
      <text:p text:style-name="P1">hduser <text:s text:c="2"/>tty7 <text:s text:c="4"/>:0 <text:s text:c="14"/>11:01 <text:s text:c="3"/>1:07m <text:s/>1:35 <text:s text:c="2"/>0.44s /sbin/upstart -</text:p>
      <text:p text:style-name="P1"/>
      <text:p text:style-name="P1"/>
      <text:p text:style-name="P1">5.Who you are logged in as</text:p>
      <text:p text:style-name="P1">Ans:----</text:p>
      <text:p text:style-name="P1">hduser@ubuntu:~/niit$ whoami</text:p>
      <text:p text:style-name="P1">hduser</text:p>
      <text:p text:style-name="P1"/>
      <text:p text:style-name="P1">6.Display information about user ?</text:p>
      <text:p text:style-name="P1">Ans:----</text:p>
      <text:p text:style-name="P1">hduser@ubuntu:~/niit$ finger hduser</text:p>
      <text:p text:style-name="P1">The program 'finger' is currently not installed. You can install it by typing:</text:p>
      <text:p text:style-name="P1">sudo apt install finger</text:p>
      <text:p text:style-name="P1"/>
      <text:p text:style-name="P1">7.Show kernel information ?</text:p>
      <text:p text:style-name="P1">Ans:----</text:p>
      <text:p text:style-name="P1">hduser@ubuntu:~/niit$ uname -a</text:p>
      <text:p text:style-name="P1">Linux ubuntu 4.4.0-31-generic #50-Ubuntu SMP Wed Jul 13 00:07:12 UTC 2016 x86_64 x86_64 x86_64 GNU/Linux</text:p>
      <text:p text:style-name="P1"/>
      <text:p text:style-name="P1">8.Cpu information ?</text:p>
      <text:p text:style-name="P1">Ans:---</text:p>
      <text:p text:style-name="P1">hduser@ubuntu:~/niit$ cat /proc/cpuinfo</text:p>
      <text:p text:style-name="P1">processor<text:tab/>: 0</text:p>
      <text:p text:style-name="P1">vendor_id<text:tab/>: GenuineIntel</text:p>
      <text:p text:style-name="P1">cpu family<text:tab/>: 6</text:p>
      <text:p text:style-name="P1">model<text:tab/><text:tab/>: 37</text:p>
      <text:p text:style-name="P1">model name<text:tab/>: Intel(R) Core(TM) i3 CPU <text:s text:c="6"/>M 380 <text:s/>@ 2.53GHz</text:p>
      <text:p text:style-name="P1">stepping<text:tab/>: 5</text:p>
      <text:p text:style-name="P1">microcode<text:tab/>: 0x2</text:p>
      <text:p text:style-name="P1">cpu MHz<text:tab/><text:tab/>: 2527.180</text:p>
      <text:p text:style-name="P1">cache size<text:tab/>: 3072 KB</text:p>
      <text:p text:style-name="P1">physical id<text:tab/>: 0</text:p>
      <text:p text:style-name="P1">siblings<text:tab/>: 1</text:p>
      <text:p text:style-name="P1">core id<text:tab/><text:tab/>: 0</text:p>
      <text:p text:style-name="P1">cpu cores<text:tab/>: 1</text:p>
      <text:p text:style-name="P1">apicid<text:tab/><text:tab/>: 0</text:p>
      <text:p text:style-name="P1">initial apicid<text:tab/>: 0</text:p>
      <text:p text:style-name="P1"><text:soft-page-break/>fpu<text:tab/><text:tab/>: yes</text:p>
      <text:p text:style-name="P1">fpu_exception<text:tab/>: yes</text:p>
      <text:p text:style-name="P1">cpuid level<text:tab/>: 11</text:p>
      <text:p text:style-name="P1">wp<text:tab/><text:tab/>: yes</text:p>
      <text:p text:style-name="P1">flags<text:tab/><text:tab/>: fpu vme de pse tsc msr pae mce cx8 apic sep mtrr pge mca cmov pat pse36 clflush dts mmx fxsr sse sse2 ss syscall nx rdtscp lm constant_tsc arch_perfmon pebs bts nopl xtopology tsc_reliable nonstop_tsc aperfmperf pni ssse3 cx16 sse4_1 sse4_2 x2apic popcnt tsc_deadline_timer hypervisor lahf_lm tsc_adjust dtherm arat</text:p>
      <text:p text:style-name="P1">bugs<text:tab/><text:tab/>:</text:p>
      <text:p text:style-name="P1">bogomips<text:tab/>: 5054.36</text:p>
      <text:p text:style-name="P1">clflush size<text:tab/>: 64</text:p>
      <text:p text:style-name="P1">cache_alignment<text:tab/>: 64</text:p>
      <text:p text:style-name="P1">address sizes<text:tab/>: 42 bits physical, 48 bits virtual</text:p>
      <text:p text:style-name="P1">power management:</text:p>
      <text:p text:style-name="P1"/>
      <text:p text:style-name="P1"/>
      <text:p text:style-name="P1">9.Memory information ?</text:p>
      <text:p text:style-name="P1">Ans:---</text:p>
      <text:p text:style-name="P1">hduser@ubuntu:~/niit$ cat /proc/meminfo</text:p>
      <text:p text:style-name="P1">MemTotal: <text:s text:c="8"/>998408 kB</text:p>
      <text:p text:style-name="P1">MemFree: <text:s text:c="9"/>327172 kB</text:p>
      <text:p text:style-name="P1">MemAvailable: <text:s text:c="4"/>397004 kB</text:p>
      <text:p text:style-name="P1">Buffers: <text:s text:c="10"/>17564 kB</text:p>
      <text:p text:style-name="P1">Cached: <text:s text:c="10"/>174644 kB</text:p>
      <text:p text:style-name="P1">SwapCached: <text:s text:c="7"/>33700 kB</text:p>
      <text:p text:style-name="P1">Active: <text:s text:c="10"/>257688 kB</text:p>
      <text:p text:style-name="P1">Inactive: <text:s text:c="8"/>157444 kB</text:p>
      <text:p text:style-name="P1">Active(anon): <text:s text:c="4"/>143328 kB</text:p>
      <text:p text:style-name="P1">Inactive(anon): <text:s text:c="3"/>84924 kB</text:p>
      <text:p text:style-name="P1">Active(file): <text:s text:c="4"/>114360 kB</text:p>
      <text:p text:style-name="P1">Inactive(file): <text:s text:c="3"/>72520 kB</text:p>
      <text:p text:style-name="P1">Unevictable: <text:s text:c="9"/>32 kB</text:p>
      <text:p text:style-name="P1">Mlocked: <text:s text:c="13"/>32 kB</text:p>
      <text:p text:style-name="P1">SwapTotal: <text:s text:c="6"/>1046524 kB</text:p>
      <text:p text:style-name="P1">SwapFree: <text:s text:c="8"/>736976 kB</text:p>
      <text:p text:style-name="P1">Dirty: <text:s text:c="16"/>0 kB</text:p>
      <text:p text:style-name="P1">Writeback: <text:s text:c="12"/>0 kB</text:p>
      <text:p text:style-name="P1">AnonPages: <text:s text:c="7"/>212032 kB</text:p>
      <text:p text:style-name="P1">Mapped: <text:s text:c="11"/>95760 kB</text:p>
      <text:p text:style-name="P1">Shmem: <text:s text:c="13"/>5328 kB</text:p>
      <text:p text:style-name="P1">Slab: <text:s text:c="13"/>61180 kB</text:p>
      <text:p text:style-name="P1">SReclaimable: <text:s text:c="5"/>21048 kB</text:p>
      <text:p text:style-name="P1">SUnreclaim: <text:s text:c="7"/>40132 kB</text:p>
      <text:p text:style-name="P1">KernelStack: <text:s text:c="7"/>9232 kB</text:p>
      <text:p text:style-name="P1">PageTables: <text:s text:c="7"/>26880 kB</text:p>
      <text:p text:style-name="P1">NFS_Unstable: <text:s text:c="9"/>0 kB</text:p>
      <text:p text:style-name="P1">Bounce: <text:s text:c="15"/>0 kB</text:p>
      <text:p text:style-name="P1">WritebackTmp: <text:s text:c="9"/>0 kB</text:p>
      <text:p text:style-name="P1">CommitLimit: <text:s text:c="4"/>1545728 kB</text:p>
      <text:p text:style-name="P1"><text:soft-page-break/>Committed_AS: <text:s text:c="3"/>3319644 kB</text:p>
      <text:p text:style-name="P1">VmallocTotal: <text:s text:c="2"/>34359738367 kB</text:p>
      <text:p text:style-name="P1">VmallocUsed: <text:s text:c="10"/>0 kB</text:p>
      <text:p text:style-name="P1">VmallocChunk: <text:s text:c="9"/>0 kB</text:p>
      <text:p text:style-name="P1">HardwareCorrupted: <text:s text:c="4"/>0 kB</text:p>
      <text:p text:style-name="P1">AnonHugePages: <text:s text:c="4"/>30720 kB</text:p>
      <text:p text:style-name="P1">CmaTotal: <text:s text:c="13"/>0 kB</text:p>
      <text:p text:style-name="P1">CmaFree: <text:s text:c="14"/>0 kB</text:p>
      <text:p text:style-name="P1">HugePages_Total: <text:s text:c="6"/>0</text:p>
      <text:p text:style-name="P1">HugePages_Free: <text:s text:c="7"/>0</text:p>
      <text:p text:style-name="P1">HugePages_Rsvd: <text:s text:c="7"/>0</text:p>
      <text:p text:style-name="P1">HugePages_Surp: <text:s text:c="7"/>0</text:p>
      <text:p text:style-name="P1">Hugepagesize: <text:s text:c="6"/>2048 kB</text:p>
      <text:p text:style-name="P1">DirectMap4k: <text:s text:c="6"/>87936 kB</text:p>
      <text:p text:style-name="P1">DirectMap2M: <text:s text:c="5"/>960512 kB</text:p>
      <text:p text:style-name="P1"/>
      <text:p text:style-name="P1"/>
      <text:p text:style-name="P1">10.Show the manual for command ?</text:p>
      <text:p text:style-name="P1">Ans:----</text:p>
      <text:p text:style-name="P1">hduser@ubuntu:~/niit$ man command</text:p>
      <text:p text:style-name="P1">No manual entry for command</text:p>
      <text:p text:style-name="P1"/>
      <text:p text:style-name="P1">11.Show the disk usage ?</text:p>
      <text:p text:style-name="P1">Ans:-----</text:p>
      <text:p text:style-name="P1">hduser@ubuntu:~/niit$ df</text:p>
      <text:p text:style-name="P1">Filesystem <text:s text:c="4"/>1K-blocks <text:s text:c="3"/>Used Available Use% Mounted on</text:p>
      <text:p text:style-name="P1">udev <text:s text:c="13"/>479940 <text:s text:c="6"/>0 <text:s text:c="3"/>479940 <text:s text:c="2"/>0% /dev</text:p>
      <text:p text:style-name="P1">tmpfs <text:s text:c="13"/>99844 <text:s text:c="3"/>6360 <text:s text:c="4"/>93484 <text:s text:c="2"/>7% /run</text:p>
      <text:p text:style-name="P1">/dev/sda1 <text:s text:c="6"/>19478204 3507352 <text:s/>14958372 <text:s/>19% /</text:p>
      <text:p text:style-name="P1">tmpfs <text:s text:c="12"/>499204 <text:s text:c="4"/>212 <text:s text:c="3"/>498992 <text:s text:c="2"/>1% /dev/shm</text:p>
      <text:p text:style-name="P1">tmpfs <text:s text:c="14"/>5120 <text:s text:c="6"/>4 <text:s text:c="5"/>5116 <text:s text:c="2"/>1% /run/lock</text:p>
      <text:p text:style-name="P1">tmpfs <text:s text:c="12"/>499204 <text:s text:c="6"/>0 <text:s text:c="3"/>499204 <text:s text:c="2"/>0% /sys/fs/cgroup</text:p>
      <text:p text:style-name="P1">tmpfs <text:s text:c="13"/>99844 <text:s text:c="5"/>92 <text:s text:c="4"/>99752 <text:s text:c="2"/>1% /run/user/1000</text:p>
      <text:p text:style-name="P1"/>
      <text:p text:style-name="P1">12.Show directory space usage ?</text:p>
      <text:p text:style-name="P1">Ans:---</text:p>
      <text:p text:style-name="P1">hduser@ubuntu:~/niit$ du</text:p>
      <text:p text:style-name="P1">4<text:tab/>./arvind_inside_niit</text:p>
      <text:p text:style-name="P1">20<text:tab/>.</text:p>
      <text:p text:style-name="P1">hduser@ubuntu:~/niit$ </text:p>
      <text:p text:style-name="P1"/>
      <text:p text:style-name="P1">13.Show memory and swap usage?</text:p>
      <text:p text:style-name="P1">Ans:---</text:p>
      <text:p text:style-name="P1">hduser@ubuntu:~/niit$ free</text:p>
      <text:p text:style-name="P1"><text:s text:c="14"/>total <text:s text:c="7"/>used <text:s text:c="7"/>free <text:s text:c="5"/>shared <text:s/>buff/cache <text:s text:c="2"/>available</text:p>
      <text:p text:style-name="P1">Mem: <text:s text:c="8"/>998408 <text:s text:c="5"/>417204 <text:s text:c="5"/>326076 <text:s text:c="7"/>5328 <text:s text:c="5"/>255128 <text:s text:c="5"/>397584</text:p>
      <text:p text:style-name="P1">Swap: <text:s text:c="6"/>1046524 <text:s text:c="5"/>309496 <text:s text:c="5"/>737028</text:p>
      <text:p text:style-name="P1"/>
      <text:p text:style-name="P1">14.Show possible locations of app ?</text:p>
      <text:p text:style-name="P1"><text:soft-page-break/>Ans:---</text:p>
      <text:p text:style-name="P1">hduser@ubuntu:~/niit$ whereis app</text:p>
      <text:p text:style-name="P1">app:</text:p>
      <text:p text:style-name="P1"/>
      <text:p text:style-name="P1">15.Show which applications will be run by default ?</text:p>
      <text:p text:style-name="P1">Ans:----</text:p>
      <text:p text:style-name="P1">hduser@ubuntu:~/niit$ which app</text:p>
      <text:p text:style-name="P1">hduser@ubuntu:~/niit$ </text:p>
      <text:p text:style-name="P1"/>
      <text:p text:style-name="P1"/>
      <text:p text:style-name="P1">---------------------------------------------------------------------------</text:p>
      <text:p text:style-name="P1">COMPRESSION</text:p>
      <text:p text:style-name="P1">---------------------------------------------------------------------------</text:p>
      <text:p text:style-name="P1"/>
      <text:p text:style-name="P1">1. Create tar named file.tar containing file ?</text:p>
      <text:p text:style-name="P1">Ans:-----</text:p>
      <text:p text:style-name="P1">tar cf file.tar file</text:p>
      <text:p text:style-name="P1">hduser@ubuntu:~/niit$ tar cf abc.tar abc</text:p>
      <text:p text:style-name="P1">hduser@ubuntu:~/niit$ ls</text:p>
      <text:p text:style-name="P1">abc <text:s/>abc.tar <text:s/>arvind_inside_niit <text:s/>file1 <text:s/>file2 <text:s/>file3 <text:s/>file.tar</text:p>
      <text:p text:style-name="P1"/>
      <text:p text:style-name="P1"/>
      <text:p text:style-name="P1"/>
      <text:p text:style-name="P1">2. <text:s/>Extract the files from file.tar ?</text:p>
      <text:p text:style-name="P1">Ans:---</text:p>
      <text:p text:style-name="P1">tar xf file.tar</text:p>
      <text:p text:style-name="P1">hduser@ubuntu:~/niit$ tar xf file.tar</text:p>
      <text:p text:style-name="P1">hduser@ubuntu:~/niit$ ls</text:p>
      <text:p text:style-name="P1">abc <text:s/>abc.tar <text:s/>arvind_inside_niit <text:s/>file1 <text:s/>file2 <text:s/>file3 <text:s/>file.tar</text:p>
      <text:p text:style-name="P1"/>
      <text:p text:style-name="P1"/>
      <text:p text:style-name="P1"/>
      <text:p text:style-name="P1"/>
      <text:p text:style-name="P1">-----------------------------------------------------------------------</text:p>
      <text:p text:style-name="P1">NETWORK</text:p>
      <text:p text:style-name="P1">-----------------------------------------------------------------------</text:p>
      <text:p text:style-name="P1"/>
      <text:p text:style-name="P1">1.Ping host and output results?</text:p>
      <text:p text:style-name="P1">Ans:--</text:p>
      <text:p text:style-name="P1">hduser@ubuntu:~/niit$ ping host</text:p>
      <text:p text:style-name="P1"/>
      <text:p text:style-name="P1">2. Get whois information for domains ?</text:p>
      <text:p text:style-name="P1">Ans:----</text:p>
      <text:p text:style-name="P1">hduser@ubuntu:~/niit$ whois domain</text:p>
      <text:p text:style-name="P1">The program 'whois' is currently not installed. You can install it by typing:</text:p>
      <text:p text:style-name="P1">sudo apt install whois</text:p>
      <text:p text:style-name="P1"/>
      <text:p text:style-name="P1"/>
      <text:p text:style-name="P1"/>
      <text:p text:style-name="P1"><text:soft-page-break/>3. dig domain Get DNS information for domain ?</text:p>
      <text:p text:style-name="P1">Ans:----</text:p>
      <text:p text:style-name="P1">hduser@ubuntu:~/niit$ dig domain</text:p>
      <text:p text:style-name="P1"/>
      <text:p text:style-name="P1">4. host Reverse lookup host ?</text:p>
      <text:p text:style-name="P1">Ans:---</text:p>
      <text:p text:style-name="P1">dig -x </text:p>
      <text:p text:style-name="P1"/>
      <text:p text:style-name="P1">hduser@ubuntu:~/niit$ dig -x</text:p>
      <text:p text:style-name="P1">Invalid option: -x</text:p>
      <text:p text:style-name="P1">Usage: <text:s/>dig [@global-server] [domain] [q-type] [q-class] {q-opt}</text:p>
      <text:p text:style-name="P1"><text:s text:c="12"/>{global-d-opt} host [@local-server] {local-d-opt}</text:p>
      <text:p text:style-name="P1"><text:s text:c="12"/>[ host [@local-server] {local-d-opt} [...]]</text:p>
      <text:p text:style-name="P1"/>
      <text:p text:style-name="P1">Use "dig -h" (or "dig -h | more") for complete list of options</text:p>
      <text:p text:style-name="P1"/>
      <text:p text:style-name="P1">5.Download file ?</text:p>
      <text:p text:style-name="P1">Ans:----</text:p>
      <text:p text:style-name="P1">wget filename</text:p>
      <text:p text:style-name="P1">or wget address of file from internet</text:p>
      <text:p text:style-name="P1"/>
      <text:p text:style-name="P1">6.Continue a stopped download ?</text:p>
      <text:p text:style-name="P1">Ans:------</text:p>
      <text:p text:style-name="P1">wget -c file_name</text:p>
      <text:p text:style-name="P1"/>
      <text:p text:style-name="P1"/>
      <text:p text:style-name="P1"/>
      <text:p text:style-name="P1">------------------------------------------------------------------------</text:p>
      <text:p text:style-name="P1">SHORTS CUTS</text:p>
      <text:p text:style-name="P1">------------------------------------------------------------------------</text:p>
      <text:p text:style-name="P1">1. <text:s/>Halts the current command ?</text:p>
      <text:p text:style-name="P1">Ans:----</text:p>
      <text:p text:style-name="P1">ctrl+c</text:p>
      <text:p text:style-name="P1"/>
      <text:p text:style-name="P1">2. Stops the current command, resume with fg in the ?</text:p>
      <text:p text:style-name="P1">Ans:----</text:p>
      <text:p text:style-name="P1">ctrl+z </text:p>
      <text:p text:style-name="P1"/>
      <text:p text:style-name="P1">foreground or bg in the background</text:p>
      <text:p text:style-name="P1"/>
      <text:p text:style-name="P1"/>
      <text:p text:style-name="P1">3. Logout the current session, similar to exit ?</text:p>
      <text:p text:style-name="P1">Ans:---</text:p>
      <text:p text:style-name="P1">ctrl+d </text:p>
      <text:p text:style-name="P1"/>
      <text:p text:style-name="P1">4.Erases one word in the current line?</text:p>
      <text:p text:style-name="P1">Ans:---</text:p>
      <text:p text:style-name="P1">ctrl+w</text:p>
      <text:p text:style-name="P1"/>
      <text:p text:style-name="P1"><text:soft-page-break/><text:s/></text:p>
      <text:p text:style-name="P1">5. Erases the whole line ?</text:p>
      <text:p text:style-name="P1">Ans:----</text:p>
      <text:p text:style-name="P1">ctrl+u </text:p>
      <text:p text:style-name="P1"/>
      <text:p text:style-name="P1">6. Type to bring up a recent command ?</text:p>
      <text:p text:style-name="P1">Ans:----</text:p>
      <text:p text:style-name="P1">ctrl+r </text:p>
      <text:p text:style-name="P1"/>
      <text:p text:style-name="P1">7. !! Repeats the last command ?</text:p>
      <text:p text:style-name="P1">Ans:---</text:p>
      <text:p text:style-name="P1">!! </text:p>
      <text:p text:style-name="P1">8. Logout the current session</text:p>
      <text:p text:style-name="P1">Ans:----</text:p>
      <text:p text:style-name="P1">exit </text:p>
      <text:p text:style-name="P1">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4:25:21.899294262</meta:creation-date>
    <dc:date>2017-02-20T14:29:09.186869638</dc:date>
    <meta:editing-duration>PT3M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5" meta:paragraph-count="559" meta:word-count="2615" meta:character-count="19174" meta:non-whitespace-character-count="15511"/>
  </office:meta>
</office:document-meta>
</file>